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0.25cm" fo:min-width="0.2cm"/>
    </style:style>
    <style:style style:name="gr3" style:family="graphic" style:parent-style-name="measure" style:list-style-name="L1">
      <style:graphic-properties draw:textarea-vertical-align="middle" draw:line-distance="1.36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6.1cm"/>
    </style:style>
    <style:style style:name="gr5" style:family="graphic" style:parent-style-name="measure" style:list-style-name="L1">
      <style:graphic-properties draw:textarea-vertical-align="middle" draw:line-distance="1.4cm" draw:placing="below"/>
    </style:style>
    <style:style style:name="gr6" style:family="graphic" style:parent-style-name="measure" style:list-style-name="L1">
      <style:graphic-properties draw:textarea-vertical-align="middle" draw:line-distance="2cm"/>
    </style:style>
    <style:style style:name="gr7" style:family="graphic" style:parent-style-name="measure" style:list-style-name="L1">
      <style:graphic-properties draw:textarea-vertical-align="middle" draw:line-distance="1.2cm"/>
    </style:style>
    <style:style style:name="gr8" style:family="graphic" style:parent-style-name="measure" style:list-style-name="L1">
      <style:graphic-properties draw:textarea-vertical-align="middle" draw:line-distance="4.2cm"/>
    </style:style>
    <style:style style:name="gr9" style:family="graphic" style:parent-style-name="standard">
      <style:graphic-properties draw:stroke="none" svg:stroke-color="#cccccc" draw:fill="none" draw:fill-color="#dddddd" fo:min-height="2.134cm"/>
    </style:style>
    <style:style style:name="gr10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50%" draw:textarea-horizontal-align="justify" draw:textarea-vertical-align="middle" draw:auto-grow-height="false" fo:min-height="4.25cm" fo:min-width="7.5cm" draw:shadow-opacity="50%"/>
    </style:style>
    <style:style style:name="gr11" style:family="graphic" style:parent-style-name="measure" style:list-style-name="L1">
      <style:graphic-properties draw:textarea-vertical-align="middle" draw:line-distance="2.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cm"/>
    </style:style>
    <style:style style:name="gr13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50%" draw:textarea-horizontal-align="justify" draw:textarea-vertical-align="middle" draw:auto-grow-height="false" fo:min-height="4.25cm" fo:min-width="0cm" draw:shadow-opacity="50%"/>
    </style:style>
    <style:style style:name="gr14" style:family="graphic" style:parent-style-name="measure" style:list-style-name="L1">
      <style:graphic-properties draw:textarea-vertical-align="middle" draw:line-distance="2.2cm"/>
    </style:style>
    <style:style style:name="gr15" style:family="graphic" style:parent-style-name="measure" style:list-style-name="L1">
      <style:graphic-properties draw:textarea-vertical-align="middle" draw:line-distance="1.2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none" svg:stroke-color="#000000" draw:fill="none" draw:fill-color="#ffffff" fo:min-height="2.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9" style:family="graphic" style:parent-style-name="measure" style:list-style-name="L1">
      <style:graphic-properties draw:textarea-vertical-align="middle" draw:line-distance="1.4cm" draw:placing="below"/>
    </style:style>
    <style:style style:name="gr20" style:family="graphic" style:parent-style-name="measure" style:list-style-name="L1">
      <style:graphic-properties draw:textarea-vertical-align="middle" draw:line-distance="1.5cm" draw:placing="below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dddddd"/>
    </style:style>
    <style:style style:name="P6" style:family="paragraph">
      <loext:graphic-properties draw:fill="hatch" draw:fill-hatch-name="Black_20_45_20_Degrees" draw:fill-hatch-solid="false" draw:opacity="50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2" draw:layer="measurelines" svg:x1="17.801cm" svg:y1="23.2cm" svg:x2="18.501cm" svg:y2="23.2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3" draw:layer="layout" svg:width="0.7cm" svg:height="10.5cm" svg:x="10.5cm" svg:y="2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10.5cm" svg:x="17.8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" draw:text-style-name="P4" draw:layer="layout" svg:x1="10.5cm" svg:y1="22.366cm" svg:x2="18.5cm" svg:y2="22.366cm">
          <text:p text:style-name="P4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3" draw:layer="layout" svg:width="6.6cm" svg:height="0.7cm" svg:x="11.2cm" svg:y="2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cm" svg:height="0.7cm" svg:x="11.2cm" svg:y="28.7cm">
          <text:p/>
          <draw:enhanced-geometry svg:viewBox="0 0 21600 21600" draw:type="rectangle" draw:enhanced-path="M 0 0 L 21600 0 21600 21600 0 21600 0 0 Z N"/>
        </draw:custom-shape>
        <draw:measure draw:style-name="gr1" draw:text-style-name="P2" draw:layer="layout" svg:x1="10.501cm" svg:y1="23.2cm" svg:x2="11.201cm" svg:y2="23.2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layout" svg:x1="17.8cm" svg:y1="24cm" svg:x2="17.8cm" svg:y2="23.3cm">
          <text:p text:style-name="P4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4" draw:layer="layout" svg:x1="17.8cm" svg:y1="28.7cm" svg:x2="17.8cm" svg:y2="33.8cm">
          <text:p text:style-name="P4"><text:span text:style-name="T1"><text:measure text:kind="gap"/></text:span><text:span text:style-name="T1"><text:measure text:kind="value">51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4" draw:layer="layout" svg:x1="11.2cm" svg:y1="23cm" svg:x2="17.8cm" svg:y2="23cm">
          <text:p text:style-name="P4"><text:span text:style-name="T1"><text:measure text:kind="gap"/></text:span><text:span text:style-name="T1"><text:measure text:kind="value">6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4" draw:layer="layout" svg:x1="18.5cm" svg:y1="23.3cm" svg:x2="18.5cm" svg:y2="33.8cm">
          <text:p text:style-name="P4"><text:span text:style-name="T1"><text:measure text:kind="gap"/></text:span><text:span text:style-name="T1"><text:measure text:kind="value">10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frame draw:style-name="gr9" draw:text-style-name="P5" draw:layer="layout" svg:width="5.2cm" svg:height="2.384cm" svg:x="11.7cm" svg:y="24.616cm">
          <draw:text-box>
            <text:p>Bretter hier draufschrauben</text:p>
          </draw:text-box>
        </draw:frame>
        <draw:custom-shape draw:style-name="gr10" draw:text-style-name="P6" draw:layer="layout" svg:width="8cm" svg:height="4.5cm" svg:x="10.5cm" svg:y="23.3cm">
          <text:p/>
          <draw:enhanced-geometry svg:viewBox="0 0 21600 21600" draw:type="rectangle" draw:enhanced-path="M 0 0 L 21600 0 21600 21600 0 21600 0 0 Z N"/>
        </draw:custom-shape>
        <draw:measure draw:style-name="gr11" draw:text-style-name="P4" draw:layer="layout" svg:x1="18.5cm" svg:y1="23.3cm" svg:x2="18.5cm" svg:y2="27.8cm">
          <text:p text:style-name="P4"><text:span text:style-name="T1"><text:measure text:kind="gap"/></text:span><text:span text:style-name="T1"><text:measure text:kind="value">4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3" draw:layer="layout" svg:width="0.7cm" svg:height="10.5cm" svg:x="6cm" svg:y="2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35cm" svg:height="0.7cm" svg:x="6cm" svg:y="23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2cm" svg:height="4.5cm" svg:x="5.8cm" svg:y="2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35cm" svg:height="0.7cm" svg:x="6cm" svg:y="28.7cm">
          <text:p/>
          <draw:enhanced-geometry svg:viewBox="0 0 21600 21600" draw:type="rectangle" draw:enhanced-path="M 0 0 L 21600 0 21600 21600 0 21600 0 0 Z N"/>
        </draw:custom-shape>
        <draw:measure draw:style-name="gr14" draw:text-style-name="P4" draw:layer="layout" svg:x1="6.001cm" svg:y1="23.3cm" svg:x2="6.701cm" svg:y2="23.3cm">
          <text:p text:style-name="P4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5" draw:text-style-name="P4" draw:layer="layout" svg:x1="6cm" svg:y1="23.2cm" svg:x2="6.358cm" svg:y2="23.2cm">
          <text:p text:style-name="P4"><text:span text:style-name="T1">3,5 </text:span><text:span text:style-name="T1"><text:measure text:kind="unit">cm</text:measure></text:span><text:span text:style-name="T1"><text:measure text:kind="gap"/></text:span></text:p>
        </draw:measure>
        <draw:frame draw:style-name="gr16" draw:text-style-name="P7" draw:layer="layout" svg:width="4.5cm" svg:height="1.673cm" svg:x="10.4cm" svg:y="18.9cm">
          <draw:text-box>
            <text:p>Von vorne</text:p>
          </draw:text-box>
        </draw:frame>
        <draw:frame draw:style-name="gr17" draw:text-style-name="P7" draw:layer="layout" svg:width="7.1cm" svg:height="2.3cm" svg:x="4.1cm" svg:y="18.9cm">
          <draw:text-box>
            <text:p>Von der Seite</text:p>
          </draw:text-box>
        </draw:frame>
        <draw:custom-shape draw:style-name="gr18" draw:text-style-name="P3" draw:layer="layout" svg:width="0.132cm" svg:height="0.132cm" svg:x="6.289cm" svg:y="25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9" draw:text-style-name="P4" draw:layer="layout" svg:x1="6.261cm" svg:y1="25.872cm" svg:x2="6.261cm" svg:y2="25.734cm">
          <text:p text:style-name="P4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1" draw:text-style-name="P2" draw:layer="layout" svg:x1="6.005cm" svg:y1="25.906cm" svg:x2="6.355cm" svg:y2="25.907cm">
          <text:p text:style-name="P1"><text:span text:style-name="T1"><text:measure text:kind="gap"/></text:span><text:span text:style-name="T1"><text:measure text:kind="value">3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0" draw:text-style-name="P4" draw:layer="layout" svg:x1="6.445cm" svg:y1="25.8cm" svg:x2="6.445cm" svg:y2="33.8cm">
          <text:p text:style-name="P4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3T21:08:22.853677374</dc:date>
    <dc:creator>christian </dc:creator>
    <meta:editing-duration>PT2H18M25S</meta:editing-duration>
    <meta:editing-cycles>6</meta:editing-cycles>
    <meta:generator>LibreOffice/5.0.3.2$Linux_X86_64 LibreOffice_project/00m0$Build-2</meta:generator>
    <meta:document-statistic meta:object-count="26"/>
  </office:meta>
</office:document-meta>
</file>